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ma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C2]+[.D2]+[.E2]+[.F2]+[.G2]" office:value-type="float" office:value="340" calcext:value-type="float">
            <text:p>340</text:p>
          </table:table-cell>
          <table:table-cell table:formula="of:=[.H2]/5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abha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formula="of:=[.C3]+[.D3]+[.E3]+[.F3]+[.G3]" office:value-type="float" office:value="350" calcext:value-type="float">
            <text:p>350</text:p>
          </table:table-cell>
          <table:table-cell table:formula="of:=[.H3]/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ree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[.C4]+[.D4]+[.E4]+[.F4]+[.G4]" office:value-type="float" office:value="479" calcext:value-type="float">
            <text:p>479</text:p>
          </table:table-cell>
          <table:table-cell table:formula="of:=[.H4]/5"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ena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formula="of:=[.C5]+[.D5]+[.E5]+[.F5]+[.G5]" office:value-type="float" office:value="399" calcext:value-type="float">
            <text:p>399</text:p>
          </table:table-cell>
          <table:table-cell table:formula="of:=[.H5]/5"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n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C6]+[.D6]+[.E6]+[.F6]+[.G6]" office:value-type="float" office:value="410" calcext:value-type="float">
            <text:p>410</text:p>
          </table:table-cell>
          <table:table-cell table:formula="of:=[.H6]/5"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 style:data-style-name="N2" text:time-value="17:13:33.691265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1:29.783144328</meta:creation-date>
    <dc:date>2020-02-17T20:10:28.649812603</dc:date>
    <meta:editing-duration>PT10M38S</meta:editing-duration>
    <meta:editing-cycles>2</meta:editing-cycles>
    <meta:generator>LibreOffice/5.1.6.2$Linux_X86_64 LibreOffice_project/10m0$Build-2</meta:generator>
    <meta:document-statistic meta:table-count="1" meta:cell-count="54" meta:object-count="0"/>
  </office:meta>
</office:document-meta>
</file>